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1c483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style:font-name="Times New Roman" officeooo:rsid="01146551" officeooo:paragraph-rsid="01146551"/>
    </style:style>
    <style:style style:name="P4" style:family="paragraph" style:parent-style-name="Text_20_body">
      <style:text-properties officeooo:rsid="01114f7d" officeooo:paragraph-rsid="01114f7d"/>
    </style:style>
    <style:style style:name="P5" style:family="paragraph" style:parent-style-name="Text_20_body">
      <style:text-properties fo:font-size="12pt" officeooo:rsid="01114f7d" officeooo:paragraph-rsid="01114f7d" style:font-size-asian="10.5pt" style:font-size-complex="12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text-align="center" style:justify-single-word="false"/>
    </style:style>
    <style:style style:name="P8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Times New Roman1" officeooo:rsid="00fbb4c6" officeooo:paragraph-rsid="0100a014"/>
    </style:style>
    <style:style style:name="P11" style:family="paragraph" style:parent-style-name="Text_20_body" style:list-style-name="L1">
      <style:text-properties style:font-name="Times New Roman1" officeooo:rsid="01171c33" officeooo:paragraph-rsid="01171c33"/>
    </style:style>
    <style:style style:name="P12" style:family="paragraph" style:parent-style-name="Text_20_body" style:list-style-name="L1">
      <style:text-properties style:font-name="Times New Roman1" officeooo:rsid="0117c0ff" officeooo:paragraph-rsid="0117c0ff"/>
    </style:style>
    <style:style style:name="P13" style:family="paragraph" style:parent-style-name="Text_20_body" style:list-style-name="L1">
      <style:text-properties style:font-name="Times New Roman1" officeooo:rsid="0119202f" officeooo:paragraph-rsid="0119202f"/>
    </style:style>
    <style:style style:name="P14" style:family="paragraph" style:parent-style-name="Text_20_body" style:list-style-name="L1">
      <style:text-properties style:font-name="Times New Roman1" officeooo:rsid="011a0d8f" officeooo:paragraph-rsid="011a0d8f"/>
    </style:style>
    <style:style style:name="P15" style:family="paragraph" style:parent-style-name="Text_20_body" style:list-style-name="L1">
      <style:text-properties style:font-name="Times New Roman1" officeooo:rsid="011bf117" officeooo:paragraph-rsid="011bf117"/>
    </style:style>
    <style:style style:name="P16" style:family="paragraph" style:parent-style-name="Text_20_body">
      <style:text-properties officeooo:rsid="01171c33" officeooo:paragraph-rsid="01171c33"/>
    </style:style>
    <style:style style:name="P17" style:family="paragraph" style:parent-style-name="Text_20_body">
      <style:text-properties officeooo:rsid="0117c0ff" officeooo:paragraph-rsid="0117c0ff"/>
    </style:style>
    <style:style style:name="P18" style:family="paragraph" style:parent-style-name="Text_20_body">
      <style:text-properties officeooo:rsid="0117c0ff" officeooo:paragraph-rsid="011a0d8f"/>
    </style:style>
    <style:style style:name="P19" style:family="paragraph" style:parent-style-name="Text_20_body">
      <style:text-properties style:font-name="Times New Roman" officeooo:rsid="01114f7d" officeooo:paragraph-rsid="01018d77"/>
    </style:style>
    <style:style style:name="P20" style:family="paragraph" style:parent-style-name="Text_20_body">
      <style:text-properties fo:font-size="12pt" officeooo:rsid="0112cbf7" officeooo:paragraph-rsid="01146551" style:font-size-asian="10.5pt" style:font-size-complex="12pt"/>
    </style:style>
    <style:style style:name="P21" style:family="paragraph" style:parent-style-name="Text_20_body">
      <style:text-properties officeooo:rsid="011a25f1" officeooo:paragraph-rsid="011a25f1"/>
    </style:style>
    <style:style style:name="P22" style:family="paragraph" style:parent-style-name="Text_20_body">
      <style:text-properties officeooo:rsid="011a25f1" officeooo:paragraph-rsid="011e80e8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82cf49" officeooo:paragraph-rsid="0082cf49"/>
    </style:style>
    <style:style style:name="P25" style:family="paragraph" style:parent-style-name="Heading_20_1">
      <style:paragraph-properties fo:break-before="page"/>
      <style:text-properties officeooo:rsid="00432077" officeooo:paragraph-rsid="005d0165"/>
    </style:style>
    <style:style style:name="P26" style:family="paragraph" style:parent-style-name="Heading_20_1">
      <style:paragraph-properties fo:break-before="page"/>
      <style:text-properties officeooo:rsid="00432077" officeooo:paragraph-rsid="00432077"/>
    </style:style>
    <style:style style:name="P27" style:family="paragraph" style:parent-style-name="Heading_20_1" style:master-page-name="">
      <style:paragraph-properties style:page-number="auto" fo:break-before="page"/>
    </style:style>
    <style:style style:name="P28" style:family="paragraph" style:parent-style-name="Heading_20_2" style:list-style-name="">
      <style:text-properties officeooo:rsid="00393723" officeooo:paragraph-rsid="002f2470"/>
    </style:style>
    <style:style style:name="T1" style:family="text">
      <style:text-properties officeooo:rsid="001c4835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1146551"/>
    </style:style>
    <style:style style:name="T4" style:family="text">
      <style:text-properties officeooo:rsid="01146551"/>
    </style:style>
    <style:style style:name="T5" style:family="text">
      <style:text-properties officeooo:rsid="01171c33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11a0d8f"/>
    </style:style>
    <style:style style:name="T8" style:family="text">
      <style:text-properties style:font-name="Courier New" officeooo:rsid="011e80e8"/>
    </style:style>
    <style:style style:name="T9" style:family="text">
      <style:text-properties officeooo:rsid="011a0d8f"/>
    </style:style>
    <style:style style:name="T10" style:family="text">
      <style:text-properties officeooo:rsid="011a25f1"/>
    </style:style>
    <style:style style:name="T11" style:family="text">
      <style:text-properties officeooo:rsid="011def6e"/>
    </style:style>
    <style:style style:name="T12" style:family="text">
      <style:text-properties officeooo:rsid="011e80e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_RefHeading__801_1383136781"/><text:span text:style-name="T5">September 2014</text:span> Features Update<text:bookmark-end text:name="__RefHeading__801_1383136781"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268_281562089" text:style-name="Index_20_Link" text:visited-style-name="Index_20_Link">Global<text:tab/>3</text:a></text:p>
          <text:p text:style-name="P9"><text:a xlink:type="simple" xlink:href="#__RefHeading__807_1383136781" text:style-name="Index_20_Link" text:visited-style-name="Index_20_Link">Family Tree Enhancements<text:tab/>6</text:a></text:p>
          <text:p text:style-name="P9"><text:a xlink:type="simple" xlink:href="#__RefHeading__1179_47939892" text:style-name="Index_20_Link" text:visited-style-name="Index_20_Link">Census Database Enhancements<text:tab/>8</text:a></text:p>
          <text:p text:style-name="P9"><text:a xlink:type="simple" xlink:href="#__RefHeading__1181_47939892" text:style-name="Index_20_Link" text:visited-style-name="Index_20_Link">Vital Statistics Enhancements<text:tab/>9</text:a></text:p>
          <text:p text:style-name="P9"><text:a xlink:type="simple" xlink:href="#__RefHeading__841_1383136781" text:style-name="Index_20_Link" text:visited-style-name="Index_20_Link">Bug Fixes<text:tab/>10</text:a></text:p>
        </text:index-body>
      </text:table-of-content>
      <text:p text:style-name="Text_20_body"/>
      <text:p text:style-name="P6"/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8">Illustration 1: Sign In Dialog with Option to Remember Userid and Password<text:tab/>4</text:p>
          <text:p text:style-name="P8">Illustration 2: Account Management Dialog with Messages<text:tab/>5</text:p>
        </text:index-body>
      </text:illustration-index>
      <text:h text:style-name="P28" text:outline-level="2"/>
      <text:h text:style-name="P24" text:outline-level="1"><text:bookmark-start text:name="__RefHeading__268_281562089"/>Global<text:bookmark-end text:name="__RefHeading__268_281562089"/></text:h>
      <text:p text:style-name="P16">The button at the top right of each page which identifies the current signed on user now displays a dark red exclamation mark if there are any messages waiting to be viewed.</text:p>
      <text:p text:style-name="P16">A class encapsulation has been added for the Township records used to identify local registration authorities for vital statistics records. <text:s/>The static get routine for obtaining a list of instances of County has been renamed to <text:span text:style-name="T2">getCounties</text:span>, and its parameter has been redefined as an associative array of field value pairs to make it conform to the other classes. <text:s/>All application code referencing townships or counties has been modified to access the database only through the class encapsulations. <text:s/>The list of supported administrative domains, in the common table <text:span text:style-name="T2">$domains</text:span>, has been expanded to include all US states and Canadian provinces. <text:s/>A common translation table, <text:span text:style-name="T2">$provinceNames</text:span>, from province codes to province names has been established. <text:s/>This list includes historical codes, such as 'UC' for Upper Canada.</text:p>
      <text:p text:style-name="P16">The global function <text:span text:style-name="T2">pctClass</text:span>, used to obtain a class name to display an appropriate colour in the range from dark red to bright green to highlight percent completions of sub-projects, has been enhanced with a second parameter to indicate whether the returned class name should include a border or not. <text:s/>This permits this global function to be used for all pages which display completion percentages.</text:p>
      <text:p text:style-name="P16">Debugging messages, emitted by all PHP scripts when the Debug parameter is passed to the script, are now XML compliant so that PHP scripts that generate XML output, for example g<text:span text:style-name="T2">etRecordXml.php</text:span>, will not abort the XML interpreter, and therefore permit the user to see the XML output including the debugging messages.</text:p>
      <text:p text:style-name="P17">A new method, <text:span text:style-name="T2">isOwner</text:span> is added to the class <text:span text:style-name="T2">LegacyIndiv</text:span>. <text:s/>This method provides a clearer method for determining if the current user is an owner of the specified individual, and therefore permitted to modify the record and see private information. <text:s/>Previously the only way to do this was to invoke the static <text:span text:style-name="T2">RecOwner::chkOwner</text:span> method. <text:s/>Technically this method is added to all records, not just <text:span text:style-name="T2">LegacyIndiv</text:span>, however at present the only ownership records that have been created, or which can be created either through a contributor adding a new individual to the tree or through the Grant mechanism, are for instances of <text:span text:style-name="T2">LegacyIndiv</text:span>. <text:s/>The method returns false for all other family tree records, and throws an exception if it is called for records which are not part of the family tree.</text:p>
      <text:p text:style-name="P18">A new method, <text:span text:style-name="T7">add</text:span><text:span text:style-name="T2">Owner</text:span> is added to the class <text:span text:style-name="T2">LegacyIndiv</text:span>. <text:s/>This method provides a clearer method for <text:span text:style-name="T9">making</text:span> <text:span text:style-name="T9">a</text:span> user an owner of the specified individual, and therefore permitted to modify the record and see private information. <text:s/>Previously the only way to do this was to invoke the static <text:span text:style-name="T2">RecOwner::</text:span><text:span text:style-name="T7">add</text:span><text:span text:style-name="T2">Owner</text:span> method. <text:s/>Technically this method is added <text:span text:style-name="T12">for other family tree</text:span> records, not just <text:span text:style-name="T2">LegacyIndiv</text:span>, however at present the only ownership records that have been created, or which can be created either through a contributor adding a new individual to the tree or through the Grant mechanism, are for instances of <text:span text:style-name="T2">LegacyIndiv</text:span>.</text:p>
      <text:p text:style-name="P18">The class <text:span text:style-name="T2">RecOwners</text:span>, which encapsulates access to the <text:span text:style-name="T2">RecOwners</text:span> table, is renamed to <text:span text:style-name="T2">RecOwner</text:span>, since a particular instance only represents a single record in the table.</text:p>
      <text:p text:style-name="P21">The class <text:span text:style-name="T2">LegacyLocation</text:span> adds static methods <text:span text:style-name="T2">getLocations</text:span>, <text:span text:style-name="T2">deleteLocations</text:span>, <text:span text:style-name="T2">updateLocations</text:span>, and the shared utility method <text:span text:style-name="T2">getWhere</text:span> to encapsulate the process of getting a set of instances of <text:span text:style-name="T2">LegacyLocation</text:span>. <text:s/>In addition to the usual functionality of a static update function <text:span text:style-name="T2">LegacyLocation::updateLocations</text:span> supports performing search and replace <text:soft-page-break/>operations within string fields. <text:s/><text:span text:style-name="T11">The constructor now accepts an associative array of parameters to identify the instance to be constructed.</text:span></text:p>
      <text:p text:style-name="P22">The class <text:span text:style-name="T2">LegacyTemple</text:span> adds static method <text:span text:style-name="T2">getTemples </text:span>and the shared utility method <text:span text:style-name="T2">getWhere</text:span> to encapsulate the process of getting a set of instances of <text:span text:style-name="T2">LegacyTemple</text:span>. <text:span text:style-name="T12">This obsoletes the former methods </text:span><text:span text:style-name="T8">getFirst</text:span><text:span text:style-name="T12"> and </text:span><text:span text:style-name="T8">getNext</text:span><text:span text:style-name="T12">, which were never used. </text:span><text:s/><text:span text:style-name="T12">The scripts </text:span><text:span text:style-name="T8">LegacyTemple.php</text:span><text:span text:style-name="T12"> and </text:span><text:span text:style-name="T8">LegacyTemples.php</text:span><text:span text:style-name="T12"> are updated to use the class rather than accessing the database directly. <text:s/>The constructor now accepts an associative array of parameters to identify the instance to be constructed.</text:span></text:p>
      <text:h text:style-name="P27" text:outline-level="1"><text:bookmark-start text:name="__RefHeading__807_1383136781"/>Family Tree Enhancements<text:bookmark-end text:name="__RefHeading__807_1383136781"/></text:h>
      <text:p text:style-name="P3">As also discussed above there are significant improvements to the separation of functionality presented to the user from the internal implementation of the database.</text:p>
      <text:p text:style-name="P19"/>
      <text:h text:style-name="P25" text:outline-level="1"><text:bookmark-start text:name="__RefHeading__1179_47939892"/>Census Database Enhancements<text:bookmark-end text:name="__RefHeading__1179_47939892"/></text:h>
      <text:p text:style-name="P4">When searching for citations from the family tree to a census page the script <text:span text:style-name="T2">matchCitations.php</text:span> now supports extra spaces in front of the page number in the citation text to p</text:p>
      <text:h text:style-name="P26" text:outline-level="1"><text:bookmark-start text:name="__RefHeading__1181_47939892"/>Vital Statistics Enhancements<text:bookmark-end text:name="__RefHeading__1181_47939892"/></text:h>
      <text:p text:style-name="P5">When updating a birth registration the script <text:span text:style-name="T2">BirthRegUpdate.php</text:span>, <text:span text:style-name="T4">which applies the changes to a birth registration that were entered on the page </text:span><text:span text:style-name="T3">BirthRegDetail.php</text:span><text:span text:style-name="T4">,</text:span> now uses the method <text:span text:style-name="T2">LegacyCitation::getCitations</text:span> to obtain the list of matching citations. <text:s/>The associated individual is examined. <text:s/>If the current date of birth is blank or an approximation then it is replaced with the date from the birth registration. <text:s/>If the location of birth is blank it is replaced with the birth location from the birth registration. <text:s/>Among other things this ensures that the citation to the birth registration which is added to the birth event is visible when the individual is viewed. <text:s/>A citation is also added for the name of the individual. <text:s/>This citation contains the actual name recorded in the birth registration as citation text.</text:p>
      <text:p text:style-name="P20"/>
      <text:h text:style-name="P23" text:outline-level="1"><text:bookmark-start text:name="__RefHeading__841_1383136781"/>Bug Fixes<text:bookmark-end text:name="__RefHeading__841_1383136781"/></text:h>
      <text:list xml:id="list8161708529329637662" text:style-name="L1">
        <text:list-item>
          <text:p text:style-name="P11">In some cases the internal variable <text:span text:style-name="T2">$blogcount</text:span> was not initialized by <text:span text:style-name="T2">common.inc</text:span> with the result that the user identification button at the top right of every page was incorrectly formatted.</text:p>
        </text:list-item>
        <text:list-item>
          <text:p text:style-name="P12">The method <text:span text:style-name="T2">LegacyFamily::save</text:span> emitted some XML tags when the XML output was turned off by the caller.</text:p>
        </text:list-item>
        <text:list-item>
          <text:p text:style-name="P12">The methods <text:span text:style-name="T2">LegacyFamily::getFamilies</text:span> and <text:span text:style-name="T2">LegacyFamily::deleteFamilies</text:span> are redesigned to share the same code for selecting the families. <text:s/>A comparison for IDIR=0 which arises when either the husband or wife is unknown is removed from the search because it returned irrelevant records.</text:p>
        </text:list-item>
        <text:list-item>
          <text:p text:style-name="P12">The method <text:span text:style-name="T2">LegacyFamily::getFamilies</text:span> returns an empty list if an empty parameter list is passed, and <text:s/><text:span text:style-name="T2">LegacyFamily::deleteFamilies</text:span> deletes nothing if an empty parameter list is passed.</text:p>
        </text:list-item>
        <text:list-item>
          <text:p text:style-name="P12">In the static method <text:span text:style-name="T2">LegacyIndiv::interpretDetail</text:span> the separation between PHP and HTML is improved. <text:s/>A case statement is used rather than a string of if/then/else to improve performance and maintainability.</text:p>
        </text:list-item>
        <text:list-item>
          <text:p text:style-name="P13">When debugging was activated for the constructor for <text:span text:style-name="T2">LegacyIndiv</text:span> the output failed in the case where a parameter was not a string.</text:p>
        </text:list-item>
        <text:list-item>
          <text:p text:style-name="P13">Minor improvements to the parameter checking in static method <text:span text:style-name="T2">LegacyIndiv::getWhere</text:span>.</text:p>
        </text:list-item>
        <text:list-item>
          <text:p text:style-name="P13">There was a crash in method <text:span text:style-name="T2">LegacyIndiv::showCitationTable</text:span> when running under PHP 5.3.</text:p>
        </text:list-item>
        <text:list-item>
          <text:p text:style-name="P13">The interpretation of an instance of <text:span text:style-name="T2">LegacyCitation</text:span> into HTML is moved to method <text:span text:style-name="T2">LegacyCitation::toHtml</text:span> from <text:span text:style-name="T2">LegacyIndiv::showCitationTable</text:span>.</text:p>
        </text:list-item>
        <text:list-item>
          <text:p text:style-name="P13">The method <text:span text:style-name="T2">RecOwner::addUser</text:span> did not work because it first checked if the current user was already an owner before it added the ownership. <text:s/>This meant that when a contributor added a new individual into the tree, the contributor did not automatically become an owner of the added individual.</text:p>
        </text:list-item>
        <text:list-item>
          <text:p text:style-name="P13">The method <text:span text:style-name="T2">RecOwner::addUser</text:span> added an ownership record when an administrator added an individual to the family tree. <text:s/>This is unnecessary because the administrator has access to all records in the database, and the ownership table is not checked.</text:p>
        </text:list-item>
        <text:list-item>
          <text:p text:style-name="P13">The static methods <text:span text:style-name="T2">RecOwner::chkOwner</text:span> and <text:span text:style-name="T2">RecOwner::addOwner</text:span> are changed to use the <text:span text:style-name="T2">RecOwner</text:span> constructor to obtain and create ownership records to ensure consistency and improve maintainability.</text:p>
        </text:list-item>
        <text:list-item>
          <text:p text:style-name="P14">The class <text:span text:style-name="T2">SubDistrict</text:span> returned an image URL which used an older domain name. <text:s/>The old domain name still works, but did not comply with Canadian government web standards, and therefore could disappear at any time.</text:p>
        </text:list-item>
        <text:list-item>
          <text:p text:style-name="P14">The static method <text:span text:style-name="T2">SubDistrict::getSubDistricts</text:span> now supports an array of districts.</text:p>
        </text:list-item>
        <text:list-item>
          <text:p text:style-name="P14"><text:soft-page-break/>The <text:span text:style-name="T2">SubDistrict</text:span> constructor now accepts an instance of the class <text:span text:style-name="T2">District</text:span> as an alternative to the district number. <text:s/>This is more efficient if a number of SubDistr<text:span text:style-name="T10">ic</text:span>ts in the same District are going to be created, for example by the static method <text:span text:style-name="T2">SubDistrict::getSubDistricts</text:span>, as it saves the constructor from creating a new instance of <text:span text:style-name="T2">District</text:span> for every instance of <text:span text:style-name="T2">SubDistrict</text:span>.</text:p>
        </text:list-item>
        <text:list-item>
          <text:p text:style-name="P15">The default zoom level for street name locations within a town or city is now set to an appropriate value so on first view the user will see the location of the street and the position on the street, not a view of the entire country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c4835"/>
    </style:style>
    <style:style style:name="MT1" style:family="text">
      <style:text-properties officeooo:rsid="001c48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6:46:32</meta:creation-date>
    <dc:date>2014-09-30T22:32:25.860136730</dc:date>
    <meta:editing-duration>P2DT16H40M55S</meta:editing-duration>
    <meta:editing-cycles>180</meta:editing-cycles>
    <meta:generator>LibreOffice/4.2.6.3$Linux_X86_64 LibreOffice_project/420m0$Build-3</meta:generator>
    <meta:document-statistic meta:table-count="0" meta:image-count="0" meta:object-count="0" meta:page-count="9" meta:paragraph-count="44" meta:word-count="1390" meta:character-count="8878" meta:non-whitespace-character-count="7518"/>
  </office:meta>
</office:document-meta>
</file>